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Preformatted_20_Text">
      <style:paragraph-properties fo:margin-top="0cm" fo:margin-bottom="0.499cm"/>
    </style:style>
    <style:style style:name="P3" style:family="paragraph" style:parent-style-name="Heading_20_2">
      <style:text-properties fo:language="el" fo:country="GR"/>
    </style:style>
    <style:style style:name="P4" style:family="paragraph" style:parent-style-name="Heading_20_3">
      <style:text-properties fo:language="el" fo:country="GR"/>
    </style:style>
    <style:style style:name="P5" style:family="paragraph" style:parent-style-name="Text_20_body" style:list-style-name="L1"/>
    <style:style style:name="P6" style:family="paragraph" style:parent-style-name="Text_20_body" style:list-style-name="L1">
      <style:paragraph-properties fo:margin-top="0cm" fo:margin-bottom="0cm"/>
    </style:style>
    <style:style style:name="T1" style:family="text">
      <style:text-properties fo:language="en" fo:country="US"/>
    </style:style>
    <style:style style:name="T2" style:family="text">
      <style:text-properties fo:language="el" fo:country="GR"/>
    </style:style>
    <style:style style:name="T3" style:family="text">
      <style:text-properties style:font-name="Times New Roman"/>
    </style:style>
    <style:style style:name="T4" style:family="text">
      <style:text-properties style:font-name="Times New Roman" fo:language="el" fo:country="GR"/>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Α, Β, ... (gr)">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Τα Hotkeys μπορούν να δημιουργηθούν με “σύρσιμο και απόθεση” αντικειμένων, απ' το μενού Εκκίνησης, την Επιφάνεια Εργασίας, ή αρχεία απ' την Εξερεύνηση των <text:span text:style-name="T1">Windows</text:span>. <text:span text:style-name="T2">Το κουμπί “Πρόσθεση” δημιουργεί ένα νέο</text:span> hotkey, στο τέλος της λίστας . Το κουμπί “Παρεμβολή” <text:span text:style-name="T2">δημιουργεί ένα νέο</text:span> hotkey, πριν το παρών αντικείμενο. Υπάρχοντα hotkey μπορούν να επεξεργασθούν, με διπλό κλικ πάνω τους, στη λίστα. Η λίστα μπορεί να ταξινομηθεί, με κλικάρισμα στη επικεφαλίδα της στήλης. Αν ταξινομηθεί, βάση της πρώτης στήλης, μπορεί να χρησιμοποιηθεί το ποντίκι, για αλλαγή της προτεραιότητάς τους. </text:p>
      <text:p text:style-name="Text_20_body">Όταν τρέξει το πρόγραμμα για πρώτη φορά, πρέπει ν' αποθηκεύσει τα hotkeys σε αρχείο. Απ' την επόμενη φορά, όλες οι αλλαγές θ' αποθηκευτούν αυτόματα, κατά το κλείσιμο του παραθύρου των hotkeys. Κάθε χρήστης που συνδέεται στα Windows μπορεί να δημιουργήσει το δικό του αρχείο htk. </text:p>
      <text:p text:style-name="Text_20_body"><text:bookmark text:name="-1"/>Hotkey μπορεί να είναι, οποιοσδήποτε συνδυασμός πλήκτρου με Ctrl, Shift, Alt, Win. Τα περισσότερα πληκτρολόγια, έχουν το πλήκτρο Win, μεταξύ των Ctrl και Alt. Ο μέγιστος επιτρεπτός αριθμός hotkeys, ξεπερνά τα 1.300. Είναι δυνατή (αλλά όχι προτεινόμενη), η δημιουργία hotkeys όπως CapsLock, F1, Shift+A, Ctrl+C, Alt+F4. Όλα τα πλήκτρα πολυμέσων, μπορούν να χρησιμοποιηθούν, αλλά κάποια προγράμματα ίσως τα μπλοκάρουν (και τότε αυτά πρέπει να κλείσουν ή ν' απεγκατασταθούν). Μερικά άγνωστα πλήκτρα, μπορεί να εμφανισθούν σαν αριθμοί σε παρένθεση, αλλά μπορούν να μετονομασθούν στις Επιλογές. </text:p>
      <text:p text:style-name="Text_20_body">Κάθε hotkey, μπορεί να εκχωρηθεί σε εκτελέσιμο, έγγραφο, ιστοσελίδα ή εντολή. Μπορείτε να γράψετε το όνομα του αρχείου, κατευθείαν στο κουτί επεξεργασίας, ή να χρησιμοποιήσετε το κουμπί "...", για ν' ανοίξετε τον διάλογο αρχείου ή να σύρετε και ν' αποθέσετε αρχεία, απ' την Εξερεύνηση. Αν δε προδιορισθεί η διαδρομή του αρχείου, θα χρησιμοποιηθεί η μεταβλητή PATH του συστήματος και όσοι υποκατάλογοι περιλαμβάνονται σ' αυτήν. Εσωτερικές διαταγές, μπορούν εύκολα να επιλεγούν, απ' το αναδυόμενο μενού, όταν πατηθεί το κουμπί "&lt;". Μπορείτε επίσης να γράψετε διευθύνσεις ιστοσελίδων ή <text:s/>email κατευθείαν στο κουτί επεξεργασίας διαταγών. Αυτές πρέπει να ξεκινούν, με www. ή http:// ή https:// ή mailto:. </text:p>
      <text:p text:style-name="Text_20_body">Αν επιλεγεί η “Ενεργοποίηση πολλαπλών υποστάσεων”, κάθε hotkey αρχίζει μια νέα εφαρμογή. Αν δεν την επιλέξετε και η εφαρμογή ήδη τρέχει, τότε η εφαρμογή ενεργοποιείται. Αν είναι ήδη ενεργή, τότε ελαχιστοποιείται. Η Επιλογή “Ενεργοποίηση πολλαπλών υποστάσεων”, δουλεύει μόνο για εκτελέσιμα. Αν ανοίξετε ένα έγγραφο, εξαρτάται απ' την εφαρμογή, αν θ' ανοίξει σε νέο παράθυρο ή σε ήδη υπάρχον. </text:p>
      <text:p text:style-name="Text_20_body">Αν επιλεγεί η “Πρόσθεση στη γραμμή εργασιών” το hotkey θα προστεθεί στο αναδυόμενο μενού, που εμφανίζεται όταν κάνετε δεξί-κλικ στο εικονίδιο της γραμμής εργασιών. Εγγραφή ακολουθίας μενού αντικειμένου στο πεδίο σημειώσεων. Αν η σημείωση περιέχει δύο χαρακτήρες I <text:span text:style-name="Teletype">-&gt;</text:span>, ένα υπομενού θα δημιουργηθεί. Τα υπομενού, μπορούν να κατηγοριοποιηθούν (πχ. υπομενού1<text:span text:style-name="Teletype">-&gt;</text:span><text:span text:style-name="Teletype"><text:span text:style-name="T3">υπομενού</text:span></text:span>2<text:span text:style-name="Teletype"><text:span text:style-name="T3">-&gt;</text:span></text:span><text:span text:style-name="Teletype"><text:span text:style-name="T4">αντικείμενο</text:span></text:span><text:span text:style-name="T3">).</text:span> </text:p>
      <text:p text:style-name="Text_20_body"><text:span text:style-name="T2">Το πλαίσιο επιλογής</text:span> "Αυτόματ<text:span text:style-name="T2">η</text:span> εκτέλεση, κατά την έναρξη των <text:span text:style-name="T1">Windows</text:span>" (στο κουτί διαλόγου του Hotκey<text:span text:style-name="T1">P</text:span>), δουλεύει μόνο αν το HotkeyP ξεκινά αυτόματα, κατά την έναρξη των Windows, ή αν τρέξετε το HotkeyP μόνοι σας, με τη παράμετρο 0. </text:p>
      <text:p text:style-name="Text_20_body">Εγγραφή περιγραφής της εντολής στο πεδίο “Σημείωση”. Αν η σημείωση αφεθεί κενή, θα χρησιμοπιηθεί το όνομα αρχείου, χωρίς διαδρομή. Η περιγραφή είναι ορατή, στη λίστα του κυρίως παραθύρου. </text:p>
      <text:p text:style-name="Text_20_body">Η Διαφάνεια, είναι ακέραιος από 0 μέχρι 255, το οποίο σημαίνει, από διάφανο μέχρι αδιαφανές. Αν η τιμή είναι 0, η διαφάνεια δε θα τεθεί σε ισχύ και το πρόγραμμα θα ξεκινήσει ταχύτερα. Η διαφάνεια, δεν υποστηρίζεται σε Windows 95/98/ME/NT. </text:p>
      <text:h text:style-name="Heading_20_2" text:outline-level="2"><text:soft-page-break/><text:span text:style-name="T2">Συντομεύσεις</text:span> ποντικιού</text:h>
      <text:p text:style-name="Text_20_body">Οι συντομεύσεις του ποντικιού, δημιουργούνται περίπου όπως αυτά του πληκτρολογίου. Μετακινήστε τον κέρσορα του ποντικιού, στο λευκό κουτί επεξεργασίας, στη κορυφή του παραθύρου του "Hot Key". Έπειτα πατήστε ένα ή περισσότερα πλήκτρα ή γυρίστε τον τροχό του ποντικιού. Η λέξη “Ποντίκι”, θα εμφανιστεί στο κουτί επεξεργασίας και το σύνολο των <text:span text:style-name="T2">Α</text:span>, Δ, M, 4, 5, Επάνω, Κάτω, Δεξιά, Αριστερά. Αυτά σημαίνουν αριστερό πλήκτρο, δεξί πλήκτρο, μεσαίο πλήκτρο, πλήκτρο Χ1, πλήκτρο Χ2, τροχός επάνω, τροχός κάτω, τροχός αριστερά, τροχός δεξιά. Τα πλήκτρα του ποντικιού, μπορούν να συνδυαστούν, με τα πλήκτρα Ctrl, Shift, Alt, Win. </text:p>
      <text:p text:style-name="Text_20_body">Το τέταρτο και πέμπτο πλήκτρα, δεν υποστηρίζονται σε Windows 95/98/ME. Αν έχετε νεώτερη έκδοση των Windows, αλλά δε μπορείτε να χρησιμοποιήσετε αυτά τα πλήκτρα, ίσως έχετε εγκαταστήσει λάθος οδηγό, ή κάποια εφαρμογή μπλοκάρει το τέταρτο και πέμπτο πλήκτρα <text:s/>(πχ. Genius Netscroll+ Optical Mouse). Πρέπει να κλείσετε αυτές τις εφαρμογές και να τις αφαιρέσετε απ' την αυτόματη εκκίνηση. Δεν πρέπει να απεγκαταστήσετε το λογισμικό της Genius, γιατί θα απεγκατασταθούν και οι οδηγοί. Επίσης μπορείτε να μετονομάσετε το αρχείο gnetmous.exe file, αν θέλετε να χρησιμοποιήσετε το HotkeyP, αντί γι αυτό. </text:p>
      <text:p text:style-name="Text_20_body">Ο οριζόντιος τροχός, υποστηρίζεται μόνο σε Windows 2008/Vista/7. </text:p>
      <text:p text:style-name="Text_20_body">Η επιλογή “Καθυστέρηση πλήκτρων ποντικιού”, στο κουτί διαλόγου, χρησιμοποιείται για συντομεύσεις που αποτελούνται από δύο ή περισσότερα πλήκτρα. Το HotkeyP θα καθυστερήσει μόνο αυτά τα πλήκτρα, για τα οποία υπάρχει τέτοια συντόμευση. Πχ. αν δημιουργήσετε συντόμευση M+Δ, το μεσαίο πλήκτρο θα καθυστερήσει. Αν το εσωτερικό μεταξύ των πλήκτρων, είναι μεγαλύτερο απ' τη “Καθυστέρηση πλήκτρων ποντικιού”, η συντόμευση θα εκτελεστεί και ένα μήνυμα σχετικά με το πάτημα των πλήκτρων, θα σταλεί στο παράθυρο που είναι ο κέρσορας του ποντικιού. Πχ. αν δημιουργήσετε μία συντόμευση Δ+Α και περιμένετε αρκετά, μεταξύ των πλήκτρων Δ and Α, η συντόμευση θα εκτελεστεί και όταν απελευθερώσετε το δεξί πλήκτρο θα φανεί ένα μενού δεξιού κλικ. Αν σύρετε και αποθέσετε αρχεία με δεξί πλήκτρο, πατήστε το δεξί πλήκτρο, περιμένετε να επιλεγούν τ' αρχεία και μετά αρχίστε να κινείτε το ποντίκι. Αυτή η συμπεριφορά, είναι απενεργοποιημένη για το αριστερό πλήκτρο, γιατί το σύρσιμο και απόθεση με δεξί πλήκτρο, χρησιμοποιείται πολύ συχνά. Η καθυστέρηση των πλήκτρων δεν είναι βολική για παιχνίδια, γι αυτό υπάρχει η επιλογή απενεργοποίησής της, για μερικές εφαρμογές. Η εγγραφή αρχείων exe χωρίς διαδρομή στο κουτί επεξεργασίας, τα διαχωρίζει με άνω τελεία. </text:p>
      <text:h text:style-name="Heading_20_2" text:outline-level="2">Remote control</text:h>
      <text:p text:style-name="Text_20_body">Hotkeys μπορούν να καθοριστούν και για απομακρυσμένα πλήκτρα ελέγχου. Πρέπει να εγκατασταθεί το WinLIRC (<text:a xlink:type="simple" xlink:href="http://winlirc.sourceforge.net/">http://winlirc.sourceforge.net</text:a>). Δυστυχώς υποστηρίζει μόνο απομακρυσμένους δέκτες συνδεδεμένους σε σειριακή θύρα. Μετά την εγκατάσταση και διαμόρφωση του WinLIRC, πηγαίνετε στις επιλογές του HotkeyP options, καθορίστε τη διαδρομή για το winlirc.exe και επιλέξτε “Ενεργοποίηση”. </text:p>
      <text:h text:style-name="P3" text:outline-level="2">Κατηγορίες</text:h>
      <text:p text:style-name="Text_20_body">Η κατηγοριοποίηση των hotkeys είναι βολική, ειδικά σε περίπτωση μεγάλου αριθμού. Σχετικό πλαίσο, υπάρχει στ' αριστερό μέρος του παραθύρου του HotkeyP. Μερικές κατηγορίες, δημιουργούνται αυτόματα και δε μπορούν ν' αλλαχθούν (αυτές είναι: πληκτρολόγιο, ποντίκι, χειριστήριο παιχνιδιών, απομονωμένα, σύνδεσμοι ιστού, αυτόματη έναρξη και μενού εργασιών).</text:p>
      <text:p text:style-name="Text_20_body">Επίσης μπορείτε να δημιουργήσετε δικές σας κατηγορίες. Διαλέξτε τα hotkeys της νέας κατηγορίας και επιλέξτε την εντολή “Εκχώρηση στα επιλεγμένα <text:span text:style-name="T1">hotkeys”, </text:span><text:span text:style-name="T2">απ' το μενού Κατηγορία</text:span>, γράψτε το όνομα της νέας κατηγορίας και πατήστε OK. Η εντολή “Εκχώρηση στα επιλεγμένα <text:span text:style-name="T1">hotkeys”, </text:span><text:span text:style-name="T2">χρησιμοποιείται μόνο για τη δημιουργία νέων κατηγοριών, αλλά και για τη μετακίνηση </text:span><text:span text:style-name="T1">hotkeys, </text:span><text:soft-page-break/><text:span text:style-name="T2">από μια κατηγορία σε μια άλλη. Απλώς επιλέξτε μία κατηγορία, απ' τη λίστα. Αν το όνομα της κατηγορίας αφεθεί κενό, τα επιλεγμένα </text:span><text:span text:style-name="T1">hotkeys </text:span><text:span text:style-name="T2">θα μετακινηθούν στη προεπιλεγμένη κατηγορία.</text:span> Όταν διαγραφεί μία κατηγορία, τα <text:span text:style-name="T1">hotkeys </text:span><text:span text:style-name="T2">της μετακινούνται στη προεπιλεγμένη</text:span>. </text:p>
      <text:h text:style-name="Heading_20_2" text:outline-level="2">Άγκιστρο</text:h>
      <text:p text:style-name="Text_20_body">Το άγκιστρο είναι μια διαδικασία, που καλείται όταν ένα πλήκτρο πατηθεί. Μπορεί ν' απενεργοποιηθεί στις επιλογές, αλλά μετά μερικά πλήκτρα πολυμέσων (που φαίνονται σαν αριθμοί σε παρενθέσεις) δε θα δουλεύουν και δε θα μπορείτε να θέσετε hotkeys για τα CapsLock και Win+M, Win+E, Win+Δ κλπ. Το άγκιστρο επίσης απαιτείται για να δουλεύουν σωστά, “Μακροεντολές” και “Επικόλληση κειμένου”. Αν επιλέξετε “Χρήση αγκίστρου για όλα τα <text:s/>hotkeys", αυτά θα δουλεύουν επίσης και σε παιχνίδια και εφαρμογές DirectX. </text:p>
      <text:p text:style-name="Text_20_body">Το άγκιστρο δε δουλεύει σε εφαρμογές, που τρέχουν με δικαιώματα διαχειριστή, σε Windows 2008/Vista/7, αν είναι ενεργοποιημένος ο <text:s/>έλεγχος λογαριασμού χρήστη (user account control UAC). </text:p>
      <text:h text:style-name="Heading_20_2" text:outline-level="2">Εσωτερικές εντολές</text:h>
      <text:p text:style-name="Text_20_body">Οι περισσότερες εντολές έχουν μερικές παραμέτρους, συνήθως προαιρετικές. Αυτές διαχωρίζονται με ένα κενό. </text:p>
      <text:p text:style-name="Text_20_body">Εσωτερικές εντολές, μπορούν να εκτελεστούν, όχι μόνο από hotkeys, αλλά επίσης απ' τη γραμμή εντολών. Πχ. Ο Η/Υ, μπορεί να επανεκκινηθεί με την εντολή <text:s/>hotkeyp -reboot. Είναι χρήσιμο σε <text:s/>scripts ή αρχεία BAT. Μπορούν να χρησιμοποιηθούν χρονοδιαγράμματα εργασιών, ή να τοποθετηθεί στην ομάδα εκκίνησης. <text:s/>Αν χρησιμοποιηθούν περισσότερες από μία εντολές, μετά το hotkeyp στη γραμμή εντολών, διαχωρίστε τις, με άνω τελεία. <text:bookmark text:name="5"/><text:bookmark text:name="3"/><text:bookmark text:name="2"/></text:p>
      <text:h text:style-name="Heading_20_3" text:outline-level="3">Τερματισμός λειτουργίας, Επανεκκίνηση, Αποσύνδεση</text:h>
      <text:p text:style-name="Text_20_body">Παράμετροι:<text:line-break/>0 – κανονικός τερματισμός.<text:line-break/>1 – εξαναγκασμένος τερματισμός, όλα τα δεδομένα που δεν έχουν σωθεί, θα χαθούν.<text:line-break/>2 – ασφαλής τερματισμός, όλα τα παράθυρα θα κλείσουν, πριν τον τερματισμό<text:bookmark text:name="64"/><text:bookmark text:name="4"/>.</text:p>
      <text:h text:style-name="Heading_20_3" text:outline-level="3">Αναστολή, Αδρανοποίηση</text:h>
      <text:p text:style-name="Text_20_body">Παράμετροι:<text:line-break/>0 - κανονικός τερματισμός.<text:line-break/>1 - εξαναγκασμένος τερματισμός, μη αποθηκευμένα δεδομένα, ίσως χαθούν.</text:p>
      <text:p text:style-name="Text_20_body">ΠΡΟΣΟΧΗ! η Αδρανοποίηση, δεν υποστηρίζεται σε Windows 95/98/NT4 αν δεν έχει πρώτα ενεργοποιηθεί, στον Πίνακα Ελέγχου -&gt; Επιλογές Ενέργειας. <text:bookmark text:name="38"/></text:p>
      <text:h text:style-name="Heading_20_3" text:outline-level="3">Εμφάνιση διαλόγου κλεισίματος</text:h>
      <text:p text:style-name="Text_20_body">Είναι το ίδιο, σα να κλικάρατε στο κουμπί “'Εναρξη” και διαλέξατε Τερματισμός λειτουργίας... <text:bookmark text:name="63"/></text:p>
      <text:h text:style-name="Heading_20_3" text:outline-level="3">Κλείδωμα Η/Υ</text:h>
      <text:p text:style-name="Text_20_body">Παράμετρος είναι ένα κείμενο, που μπορεί να περιέχει ειδικές <text:s/>% <text:s/>ακολουθίες για ημερομηνία/ώρα, όνομα χρήστη <text:span text:style-name="T2">κλπ. Για περισσότερες λεπτομέρειες, δείτε την εντολή </text:span><text:s/><text:a xlink:type="simple" xlink:href="#67">Επικόλληση κειμένου</text:a>. Αν δε θέλετε καθόλου κείμενο, χρησιμοποιήστε ένα κενό σαν παράμετρο. Μετά τη δημιουργία του hotkey, θα εμφανιστεί ένα παράθυρο διαλόγου. Το password μπορεί να περιέχει οτιδήποτε, εκτός <text:soft-page-break/>από Enter, Escape, Backspace, Tab, Alt. Επίσης δε μπορεί να είναι μεγαλύτερο από 64.<text:line-break/>Αν η παράμετρος είναι κενή, η εντολή θα καλέσει τη κανονική λειτουργία συτήματος, κλειδώματος Η/Υ, που δέχεται μόνο το προσωπικό σας password σύνδεσης. <text:bookmark text:name="24"/></text:p>
      <text:h text:style-name="Heading_20_3" text:outline-level="3">Ελεύθερος χώρος δίσκου</text:h>
      <text:p text:style-name="Text_20_body">Δείχνει τον ελεύθερο χώρο, όλων των σκληρών και των δίσκων δικτύου. Η παράμετρος καθορίζει το χρόνο (σε χιλιοστά του δευτερολέπτου), που θα εμφανίζεται το αναδυόμενο παράθυρο. Το παράθυρο κλείνει, αν πατηθεί το hotkey ξανά. Μπορεί επίσης, να μετακινηθεί με το ποντίκι. <text:bookmark text:name="109"/></text:p>
      <text:h text:style-name="Heading_20_3" text:outline-level="3">Εξαγωγή δίσκου</text:h>
      <text:p text:style-name="Text_20_body">Καταργεί ασφαλώς, έναν δίσκο, απ' το σύστημα. Δεν πρέπει να υπάρχει ανοικτός υποκατάλογος ή αρχείο, στον συγκεκριμένο δίσκο. Η παράμετρος είναι το γράμμα του δίσκου. Αν η εντολή τρέξει χωρίς παραμέτρους, όλοι οι δίσκοι USB θα εξαχθούν. <text:line-break/>Η συγκεκριμένη λειτουργία, δεν υποστηρίζεται σε Windows NT/95/98/ME. <text:bookmark text:name="22"/></text:p>
      <text:h text:style-name="Heading_20_3" text:outline-level="3">Άδειασμα κάδου ανακύκλωσης</text:h>
      <text:p text:style-name="Text_20_body">PΗ παράμετρος είναι το σύνολο των επιλογών (με προκαθορισμένο το 0):<text:line-break/>1 – χωρίς επιβεβαίωση<text:line-break/>2 – χωρίς μπάρα προόδου<text:line-break/>4 - <text:bookmark text:name="104"/><text:s/>χωρίς ήχο</text:p>
      <text:h text:style-name="Heading_20_3" text:outline-level="3">Εκκαθάριση πρόσφατων εγγράφων</text:h>
      <text:p text:style-name="Text_20_body">Διαγράφει όλα τα αντικείμενα στο υπομενού της “Έναρξης”, “Πρόσφατα στοιχεία”. (Μόνο τις συντομεύσεις, όχι τα έγγραφα αυτά καθεαυτά). <text:bookmark text:name="105"/></text:p>
      <text:h text:style-name="Heading_20_3" text:outline-level="3">Διαγραφή προσωρινών αρχείων</text:h>
      <text:p text:style-name="Text_20_body">Διαγράφει τα αρχεία στον υποκατάλογο TEMP, που είναι παλιότερα από 7 μέρες (ή απ' τη χρησιμοποιούμενη παράμετρο). Χρησιμοποιεί και τις ημερομηνίες δημιουργίας και τροποποίησης. <text:bookmark text:name="57"/><text:bookmark text:name="56"/><text:bookmark text:name="55"/><text:bookmark text:name="54"/><text:bookmark text:name="53"/><text:bookmark text:name="52"/><text:bookmark text:name="51"/><text:bookmark text:name="50"/><text:bookmark text:name="12"/></text:p>
      <text:h text:style-name="Heading_20_3" text:outline-level="3">Πίνακες ελέγχων</text:h>
      <text:p text:style-name="Text_20_body">Η παράμετρος μπορεί να είναι το όνομα ενός *.CPL χωρίς διαδρομή και χωρίς επέκταση. <text:bookmark text:name="86"/></text:p>
      <text:h text:style-name="Heading_20_3" text:outline-level="3">Απενεργοποίηση πλήκτρου</text:h>
      <text:p text:style-name="Text_20_body">Η παράμετρος είναι ένα ή περισσότερα πλήκτρα, που μπορούν να μπλοκαριστούν-ξεμπλοκαριστούν, κάθε φορά που πατιέται το hotkey. Δείτε την εντολή <text:a xlink:type="simple" xlink:href="#27">Μακροεντολή</text:a> για τη λίστα με τα ονόματα των κλειδιών. Η συνηθέστερη παράμετρος, είναι το \win. Το πλήκτρο Win, είναι μεταξύ των Ctrl και Alt που συχνά χρησιμοποιούνται σε παιχνίδια πλήρους οθόνης και διακόπτονται όταν κατάλάθος πατηθεί το πλήκτρο Win. Δυστυχώς το πλήκτρο Win και άλλα πλήκτρα του συστήματος, δεν μπορούν ν' απενεργοποιηθούν, σε Windows 95/98/ME. <text:line-break/>Η λειτουργία αυτή, χρησιμοποιείται για τη προσωρινή απενεργοποίηση ενός πλήκτρου. Για μόνιμη απενεργοποίηση, δημιουργήστε μία <text:s/>πληκτρολογίου, για το συγκεκριμένο πλήκτρο. Πχ. εντολή “Μακροεντολή” με κενή παράμετρο. <text:bookmark text:name="98"/><text:bookmark text:name="91"/></text:p>
      <text:h text:style-name="Heading_20_3" text:outline-level="3">Απόκρυψη εικονιδίου περιοχής εργασιών</text:h>
      <text:p text:style-name="Text_20_body">Αποκρύπτει ένα μικρό εικονίδιο στη περιοχή εργασιών. Η πρώτη παράμετρος είναι ένας αριθμός <text:soft-page-break/>ταυτοποίησης του εικονιδίου. Η δεύτερη είναι το παράθυρο που δημιούργησε το εικονίδιο.Αυτές οι πληροφορίες μπορούν να ανευρεθούν, απ' το Spy (Μενού αρχείων-&gt;Run-&gt;spy.exe). Κλικάρετε σε κάποιο εικονίδιο γραμμής εργασιών και παράθυρο διαδικασία/κλάση/τίτλος θα παρασχεθούν στο παράθυρο του Spy. <text:bookmark text:name="99"/></text:p>
      <text:h text:style-name="Heading_20_3" text:outline-level="3">Επαναφορά εικονιδίου περιοχής εργασιών</text:h>
      <text:p text:style-name="Text_20_body">Επαναφέρει το εικονίδιο που είχε κρυφτεί με την εντολή <text:a xlink:type="simple" xlink:href="#91">Απόκρυψη εικονιδίου περιοχής εργασιών</text:a>. Οι παράμετροι είναι ο αριθμός εικονιδίου και το όνομα παραθύρου. <text:bookmark text:name="93"/></text:p>
      <text:h text:style-name="Heading_20_3" text:outline-level="3">Εκκίνηση <text:s/>υπηρεσίας</text:h>
      <text:p text:style-name="Text_20_body">Τρέχει μία υπηρεσία συστήματος. Η παράμετρος είναι το σύντομο όνομα της υπηρεσίας (όχι το ορατό όνμα ή περιγραφή). Το όνομα μπορεί να βρεθεί, αν ανοίξετε τη λίστα υπηρεσιών <text:s/>(Υπολογιστής-&gt;δεξί κλικ Διαχείριση-&gt; κλικ αριστερή στήλη Υπηρεσίες και εφαρμογές-&gt;Υπηρεσίες) και κάνετε διπλό κλικ στην υπηρεσία (μεσαία στήλη). <text:line-break/>Η λειτουργία υποστηρίζεται, μόνο σε Windows NT/2000/2003/XP. <text:bookmark text:name="92"/></text:p>
      <text:h text:style-name="Heading_20_3" text:outline-level="3"><text:span text:style-name="T2">Διακοπή </text:span>υπηρεσίας</text:h>
      <text:p text:style-name="Text_20_body">Η παράμετρος είναι το όνομα της υπηρεσίας. Δείτε <text:a xlink:type="simple" xlink:href="#93">Εκκίνηση <text:s/>υπηρεσίας</text:a> για περισσότερες λεπτομέρειες. <text:line-break/>Η λειτουργία υποστηρίζεται, μόνο σε Windows NT/2000/2003/XP. <text:bookmark text:name="6"/></text:p>
      <text:h text:style-name="Heading_20_3" text:outline-level="3">Προφύλαξη οθόνης</text:h>
      <text:p text:style-name="Text_20_body">Εκκινεί την επιλεγμένη (απ' τις ιδιότητες επιφάνειας εργασίας) προφύλαξη οθόνης. <text:bookmark text:name="19"/></text:p>
      <text:h text:style-name="Heading_20_3" text:outline-level="3"><text:span text:style-name="T2">Απενεργοποίηση</text:span> οθόνης</text:h>
      <text:p text:style-name="Text_20_body">Θέτει την οθόνη σε κατάσταση εξοικονόμησης ενέργειας.<text:line-break/>Παράμετροι (για οθόνες CRT, μη χρησιμοποιούμενες για LCD):<text:line-break/>1 – κατάσταση μειωμένης εξοικονόμησης, <text:span text:style-name="T2">γρήγορη επαναφορά</text:span><text:line-break/>2 - κατάσταση αυξημένης εξοικονόμησης, <text:bookmark text:name="18"/><text:s/>αργή <text:span text:style-name="T2">επαναφορά</text:span></text:p>
      <text:h text:style-name="Heading_20_3" text:outline-level="3">Ανάλυση επιφάνειας εργασίας</text:h>
      <text:p text:style-name="Text_20_body">Οι παράμετροι (πρέπει να διαχωριστούν με κενά) είναι πλάτος, ύψος, χρώματα, συχνότητα, αριθμός οθόνης. Πλάτος και ύψος, μετριούνται σε πίξελ. Τα χρώματα μπορεί να είναι 8,16,24 ή 32. Η τελευταία παράμετρος χρησιμοποιείται σε τυχόν ύπαρξη περισσοτέρων της μίας οθονών. Η συγκεκριμένη εντολή, χρησιμεύει και για εναλλαγή μεταξύ δύο αναλύσεων.<text:line-break/>Πχ.: 1280 1024 16 60, 1024 768 32 75<text:line-break/>ΠΡΟΣΟΧΗ! Χρησιμοποιήστε μόνο τις αναλύσεις που υποστηρίζονται απ' την οθόνη σας . <text:bookmark text:name="81"/></text:p>
      <text:h text:style-name="Heading_20_3" text:outline-level="3">Εμφάνιση επιφάνειας εργασίας</text:h>
      <text:p text:style-name="Text_20_body">Το ίδιο, όπως και το Win-D. Δεν υποστηρίζεται σε Windows 95. <text:bookmark text:name="89"/></text:p>
      <text:h text:style-name="Heading_20_3" text:outline-level="3">Φωτογράφιση επιφάνειας εργασίας</text:h>
      <text:p text:style-name="Text_20_body">Παρόμοιο με το PrintScreen. Αποθηκεύει το στιγμιότυπο, σε αρχείο BMP. <text:bookmark text:name="82"/><text:bookmark text:name="69"/><text:bookmark text:name="68"/><text:bookmark text:name="23"/></text:p>
      <text:h text:style-name="Heading_20_3" text:outline-level="3"><text:soft-page-break/>Τυχαίο, Επόμενο, Προηγούμενο φόντο</text:h>
      <text:p text:style-name="Text_20_body">Η παράμετρος είναι ένας υποκατάλογος ή ένα αρχείο BMP, JPG ή GIF. Αν είναι υποκατάλογος, όλοι οι υποκατάλογοί του ψάχνονται για να επιλεγεί η εικόνα που θα τοποθετηθεί ως φόντο. Αν έχετε φόντα JPG ή GIF, πρέπει να ενεργοποιήσετε <text:s/>το Active desktop. (Δεξί-κλικ στην επιφάνεια εργασίας -&gt;Show web content).<text:line-break/>Η εντολή "Τυχαίο φόντο", επιλέγει ένα τυχαίο αρχείο. Οι εντολές “Επόμενο φόντο” και “Προηγούμενο φόντο”, επιλέγουν το επόμενο/προηγούμενο αντίστοιχα αρχείο στον υποκατάλογο, αναλόγως τη σειρά τους στο δίσκο. <text:bookmark text:name="106"/></text:p>
      <text:h text:style-name="P4" text:outline-level="3">Αποθήκευση εικονιδίων επιφάνειας εργασίας</text:h>
      <text:p text:style-name="Text_20_body">Απομνημονεύει τις θέσεις, όλων των εικονιδίων επιφάνειας εργασίας. (Αποθηκεύονται στο μητρώο). <text:line-break/>Η συγκεκριμένη λειτουργία, δεν υποστηρίζεται σε 64-<text:span text:style-name="T1">bit</text:span>α Windows. <text:bookmark text:name="107"/></text:p>
      <text:h text:style-name="P4" text:outline-level="3">Επαναφορά εικονιδίων επιφάνειας εργασίας</text:h>
      <text:p text:style-name="Text_20_body"><text:span text:style-name="T2">Επαναφέρει τις θέσεις των εικονιδίων επιφάνειας εργασίας, στη κατάσταση που βρίσκονταν τη τελευταία φορά, που αποθηκεύτηκαν με την εντολή</text:span> <text:a xlink:type="simple" xlink:href="#106">Αποθήκευση εικονιδίων επιφάνειας εργασίας</text:a>. <text:line-break/>Η συγκεκριμένη λειτουργία, δεν υποστηρίζεται σε 64-<text:span text:style-name="T1">bit</text:span>α Windows. <text:bookmark text:name="103"/></text:p>
      <text:h text:style-name="Heading_20_3" text:outline-level="3">Μεγεθυντικός φακός</text:h>
      <text:p text:style-name="Text_20_body">Η συγκεκριμένη λειτουργία, έχει τρεις παραμέτρους, όλες προαιρετικές. Η πρώτη, είναι ο ακέραιος της μεγέθυνσης. Η δεύτερη, είναι το πλάτος του παραθύρου και η τρίτη, το ύψος του. Το παράθυρο του φακού, εμφανίζεται στη θέση του κέρσορα του ποντικού. Εξαφανίζεται μετά το πάτημα του hotkey ξανά. ή όταν πατηθεί κάποιο πλήκτρο του ποντικιού.<text:line-break/>ΠΡΟΣΟΧΗ: Το παράθυρο του φακού, ανανεώνεται μόνο κατά τη διάρκεια της κίνησης του ποντικιού. Όσο αυτό μένει ακίνητο, το ίδιο θα μείνει και η προβαλλόμενη εικόνα. <text:bookmark text:name="85"/></text:p>
      <text:h text:style-name="Heading_20_3" text:outline-level="3">Εμφάνιση κειμένου</text:h>
      <text:p text:style-name="Text_20_body">Η δεύτερη παράμετρος, είναι το κείμενο που θα εμφανιστεί στο αναδυόμενο παράθυρο. Η πρώτη προαιρετική παράμετρος, καθορίζει πόσο θα παραμείνει ορατό το παράθυρο (σε χιλιοστά του δευτερολέπτου). Το παράθυρο εξαφανίζεται, όταν το hotkey πατηθεί ξανά. Το παράθυρο, μπορεί να μετακινηθεί με το ποντίκι. Το κείμενο μπορεί να περιέχει, ειδικές % ακολουθίες. Για περισσότερες λεπτομέρειες, δείτε την εντολή <text:a xlink:type="simple" xlink:href="#67">Επικόλληση κειμένου</text:a>. <text:bookmark text:name="10"/><text:bookmark text:name="9"/><text:bookmark text:name="7"/><text:bookmark text:name="8"/></text:p>
      <text:h text:style-name="Heading_20_3" text:outline-level="3">Ελαχιστοποίηση, Μεγιστοποίηση, Κλείσιμο παραθύρου, Πάντα στο προσκήνιο</text:h>
      <text:p text:style-name="Text_20_body">Ελαχιστοποιεί, μεγιστοποιεί, κλείνει το παράθυρο ή το διατηρεί σε πρώτο πλάνο, αντίστοιχα. Η παράμετρος, είναι το όνομα του παραθύρου. Δηλαδή ο τίτλος του, το υπαλφαριθμητικό του τίτλου του, η κλάση του, ή το όνομα του εκτελέσιμου (χωρίς διαδρομή). Αν παραληφθεί, η συγκεκριμένη λειτουργία δουλεύει με το παρόν ενεργό παράθυρο. <text:bookmark text:name="65"/></text:p>
      <text:h text:style-name="Heading_20_3" text:outline-level="3">Ελαχιστοποίηση άλλων</text:h>
      <text:p text:style-name="Text_20_body">Ελαχιστοποιεί όλα τα παράθυρα, εκτός απ' αυτό που είναι στο προσκήνιο. <text:bookmark text:name="102"/></text:p>
      <text:h text:style-name="Heading_20_3" text:outline-level="3">Ελαχιστοποίηση, στη γραμμή εργασιών</text:h>
      <text:p text:style-name="Text_20_body">Κρύβαι όλα τα παράθυρα μιας ενεργής εφαρμογής και δημιουργεί ένα μικρό εικονίδιο, στη γραμμή <text:soft-page-break/>εργασιών. Αν κλικάρετε το συγκεκριμένο εικονίδιο, η εφαρμογή επαναφέρεται κι αυτό εξαφανίζεται. <text:bookmark text:name="25"/></text:p>
      <text:h text:style-name="Heading_20_3" text:outline-level="3">Απόκρυψη παραθύρου</text:h>
      <text:p text:style-name="Text_20_body">Αποκρύπτει ή επανεμφανίζει ένα παράθυρο. Η παράμετρος, είναι το όνομα του παραθύρου. Αν είναι κενή, η λειτουργία θα δουλέψει με το παρόν ενεργό παράθυρο.<text:line-break/>Η παράμετρος μπορεί να τεθεί σε Shell_TrayWnd, γι' απόκρυψη στη γραμμή εργασιών. Για ν' αποκρυβούν τα εικονίδια της επιφάνειας εργασίας, θέστε τη παράμετρο σε Program Manager. <text:bookmark text:name="101"/></text:p>
      <text:h text:style-name="Heading_20_3" text:outline-level="3">Απόκρυψη εφαρμογής</text:h>
      <text:p text:style-name="Text_20_body">Η συγκεκριμένη λειτουργία, είναι παρόμοια με την <text:a xlink:type="simple" xlink:href="#25">Απόκρυψη παραθύρου</text:a>, αλλ' αποκρύπτει όλα τα παράθυρα της ενεργού εφαρμογής. Αν το hotkey πατηθεί ξανά, όλα τα προηγουμένως κρυμμένα παράθυρα, θα επαναφερθούν. <text:bookmark text:name="71"/><text:bookmark text:name="72"/></text:p>
      <text:h text:style-name="Heading_20_3" text:outline-level="3">Αλλαγή μεγέθους, μετακίνηση παραθύρου</text:h>
      <text:p text:style-name="Text_20_body">Χρησιμεύει για ν' αλλάξει το μέγεθος ή να μετακινήσει το παράθυρο, με τα πλήκτρα του κέρσορα. Πρέπει να πατήσετε Enter, όταν τελειώσετε. <text:bookmark text:name="90"/></text:p>
      <text:h text:style-name="Heading_20_3" text:outline-level="3">Φωτογραφία παραθύρου</text:h>
      <text:p text:style-name="Text_20_body">Παρόμοιο με το Alt+PrintScreen, αλλ' αποθηκεύει την εικόνα σε αρχείο BMP. <text:bookmark text:name="77"/></text:p>
      <text:h text:style-name="Heading_20_3" text:outline-level="3">Διαφάνεια</text:h>
      <text:p text:style-name="Text_20_body">Η πρώτη παράμετρος, είναι ακέραιος, από 0 έως 255, που σημαίνει από διάφανο έως αδιαφανές. Η δεύτερη παράμετρος, είναι το παράθυρο. <text:line-break/>Η συγκεκριμένη λειτουργία, δεν υποστηρίζεται σε Windows 95/98/ME/NT. <text:bookmark text:name="66"/></text:p>
      <text:h text:style-name="Heading_20_3" text:outline-level="3">Πληροφορία</text:h>
      <text:p text:style-name="Text_20_body">Εμφανίζει τίτλο, κλάση, διαδικασία και προτεραιότητα του παραθύρου προσκηνίου. Σε <text:span text:style-name="T1">Windows 2000</text:span>/XP, επίσης δείχνει τη μνήμη που χρησιμοποιεί η διαδικασία. <text:bookmark text:name="11"/></text:p>
      <text:h text:style-name="Heading_20_3" text:outline-level="3">Τερματισμός διαδικασία<text:span text:style-name="T2">ς</text:span></text:h>
      <text:p text:style-name="Text_20_body">Χρησιμοποιήστε αυτή την εντολή, μόνο για εφαρμογές προσκηνίου, που έχουν κολλήσει και δεν αποκρίνονται. <text:line-break/>Προαιρετική παράμετρος, είναι το όνομα της προς τερματισμό διαδικασίας.<text:bookmark text:name="60"/><text:bookmark text:name="59"/><text:bookmark text:name="49"/><text:bookmark text:name="48"/><text:bookmark text:name="47"/><text:bookmark text:name="46"/><text:bookmark text:name="20"/></text:p>
      <text:h text:style-name="Heading_20_3" text:outline-level="3">Προτεραιότητα διαδικασίας</text:h>
      <text:p text:style-name="Text_20_body">Θέστε τη προτεραιότητα της διαδικασίας, ενός ενεργού παραθύρου. Οι προτεραιότητες “κάτω” και “άνω του κανονικού”, δουλεύουν μόνο σε Windows 2000/XP. Η προτεραιότητα “πραγματικού χρόνου”, πρέπει να χρησιμοποιείται μόνο απ' τον διαχειριστή του συστήματος. <text:bookmark text:name="84"/><text:bookmark text:name="83"/></text:p>
      <text:h text:style-name="Heading_20_3" text:outline-level="3">Επόμενη, προηγούμενη εργασία</text:h>
      <text:p text:style-name="Text_20_body">Είναι το ίδιο, όπως το Alt+Tab ή Alt+Shift+Tab. Υποστηρίζεται μόνο σε Windows NT/2000/XP και μόνο με συντομεύσεις ποντικιού. Πχ. τέταρτο πλήκτρο ποντικού + τροχός. <text:bookmark text:name="78"/><text:bookmark text:name="16"/><text:bookmark text:name="15"/><text:bookmark text:name="14"/><text:bookmark text:name="13"/></text:p>
      <text:h text:style-name="Heading_20_3" text:outline-level="3"><text:soft-page-break/>Ένταση, Ένταση +, Ένταση -</text:h>
      <text:p text:style-name="Text_20_body"><text:span text:style-name="T2">Η συγκεκριμένη εντολή θέτει, αυξάνει ή μειώνει την ένταση του ήχου. Η πρώτη παράμετρος είναι το ποσοστό % (ακέραιος από 0 έως 100)</text:span>. Η δεύτερη είναι το όνομα της γραμμής ήχου (Mixer, Wave, MIDI, CD Audio, Line In, Microphone, Bass, Treble, ...). Τα πραγματικά ονόματα, εξαρτώνται απ' τη κάρτα ήχου σας και μπορείτε να τα δείτε στην εφαρμογή “'Ηχος”, στον Πίνακα Ελέγχου. Το Mixer είναι συνώνυμο με τη προεπιλεγμένη έξοδο ήχου. Αν θελήσετε ν' αλλάξετε την ένταση ηχογράφησης, προσθέστε το πρόθεμα R: στο όνομα γραμμής ήχου (Πχ. R:Microphone). </text:p>
      <text:p text:style-name="Text_20_body">Αν έχετε περισσότερες της μίας κάρτες ήχου, γράψτε αριθμό και άνω κάτω τελεία πριν το όνομα της γραμμής ήχου στα Windows NT/95/98/ME/2000/2003/XP (πχ. 2:Mixer), ή προσθέστε ένα κενό και το όνομα της κάρτας ήχου σε παρένθεση, στα Windows 2008/Vista/7 (πχ. Speakers (Creative SB X-Fi)). </text:p>
      <text:p text:style-name="Text_20_body">Το κουτί επεξεργασίας “Εμφάνισε τις γραμμές ήχου”, στο κουτί διαλόγου επιλογών, περιέχει χωρισμένα με κόμμα ονόματα γραμμών ήχου, που εμφανίζονται κάθε φορά που πατιέται το hotkey. Μπορεί να είναι ένα όνομα και ίσον, πριν τη γραμμή ονόματος ήχου (πχ. Volume=Mixer,Record=R:Microphone ).<text:bookmark text:name="58"/><text:bookmark text:name="17"/></text:p>
      <text:h text:style-name="Heading_20_3" text:outline-level="3">Σίγαση</text:h>
      <text:p text:style-name="Text_20_body">Απενεργοποιεί ή ενεργοποιεί μία γραμμή ήχου. Η παράμετρος είναι το όνομα μίας γραμμής ήχου (Mixer, Wave, MIDI, CD Audio, Line In, Microphone, ...).<text:bookmark text:name="62"/><text:bookmark text:name="1"/><text:bookmark text:name="0"/></text:p>
      <text:h text:style-name="Heading_20_3" text:outline-level="3">Αποβολή/Κλείσιμο CD</text:h>
      <text:p text:style-name="Text_20_body">Αποβάλει ή κλείνει τον οδηγό CD ή DVD. Προαιρετική παράμετρος, είναι το γράμμα του οδηγού.<text:line-break/>ΣΗΜΕΙΩΣΗ: Αν η συγκεκριμένη εντολή, αποβάλει μεν το CD, αλλ' αδυνατεί να το κλείσει, πρέπει να δημιουργηθούν δύο διαφορετικά hotkeys για τις εντολές Αποβολή CD και Κλείσιμο CD. Οι συγκεκριμένες εντολές, δεν υπάρχουν στο αναδυόμενο μενού και πρέπει να τις γράψετε μόνοι σας, στο κουτί επεξεργασίας εντολών. <text:bookmark text:name="42"/><text:bookmark text:name="41"/><text:bookmark text:name="40"/><text:bookmark text:name="39"/></text:p>
      <text:h text:style-name="Heading_20_3" text:outline-level="3">Αναπαραγωγή CD, Διακοπή, Επόμενο κομμάτι, <text:s/>Προηγούμενο κομμάτι</text:h>
      <text:p text:style-name="Text_20_body">Αναπαράγει CD ήχου. Δε πρέπει να τρέχουν ταυτόχρονα, άλλα προγράμματα αναπαραγωγής CD. Προαιρετική παράμετρος, είναι το γράμμα του οδηγού. <text:bookmark text:name="100"/></text:p>
      <text:h text:style-name="Heading_20_3" text:outline-level="3">Ταχύτητα CD</text:h>
      <text:p text:style-name="Text_20_body">Η πρώτη παράμετρος, είναι η ταχύτητα (10, 16, 24, 32, 40 κλπ.). και η δεύτερη το γράμμα του οδηγού.<text:line-break/>Η συγκεκριμένη λειτουργία, δεν υποστηρίζεται σε 95/98/ME. <text:bookmark text:name="67"/></text:p>
      <text:h text:style-name="Heading_20_3" text:outline-level="3">Επικόλληση κειμένου</text:h>
      <text:p text:style-name="Text_20_body">Η παράμετρος είναι το κείμενο που θα επικολληθεί στο ενεργό παράθυρο, μέσω του προχείρου με Ctrl+V. Μπορούν να καθοριστούν πολλαπλά κείμενα, διαχωριζόμενα με %|. Σ' αυτή τη περίπτωση, το πάτημα του hotkey, θα εμφανίσει ένα κατάλογο, απ' τον οποίο θα διαλέξετε, κάνοντας διπλό κλικ ή πατώντας το κάτω βελάκι και Enter. Πχ. η παράμετρος ab%|cdef%|ghi, οδηγεί σ' ένα αναδυόμενο παράθυρο τριών στηλών: ab, cdef, ghi. Το αναδυόμενο παράθυρο, μπορεί ν' ακυρωθεί, με το πλήκτρο Esc.<text:line-break/>Το κείμενο μπορεί να περιέχει ,ειδικές ακολουθίες: %r – <text:span text:style-name="T2">τέλος γραμμής</text:span>, %u – όνομα χρήστη, %o – όνομα Η/Υ, %l – περιεχόμενο προχείρου, %% - σύμβολο %, %x - ημερομηνία, %X - ώρα, %c – ημερομηνία και ώρα, %d - μέρα, %m - μήνας, %Y - χρονιά, %y – χρονιά χωρίς αιώνα, %H - ώρα <text:soft-page-break/>[0-23], %I - ώρα [1-12], %p - AM/PM, %M - λεπτά, %S - δευτερόλεπτα, %A – όνομα εβδομάδας, %a - σύντομο όνομα εβδομάδας, %B – όνομα μήνα, %b - σύντομο όνομα μήνα, %#d – ημέρα χωρίς προηγούμενα μηδενικά, παρομοίως %#m, %#H, %#I, %#M, %#S<text:bookmark text:name="27"/> </text:p>
      <text:h text:style-name="Heading_20_3" text:outline-level="3">Μακροεντολή</text:h>
      <text:p text:style-name="Text_20_body">Η παράμετρος είναι αλφαριθμητικό, που μπορεί να περιέχει τις ακολουθίες \esc, \tab, \backspace, \enter, \space, \left, \right, \up, \down, \ins, \del, \home, \end, \pageup, \pagedown, \f1, \f2, ..., \shift, \rshift, \ctrl, \rctrl, \alt, \ralt, \win, \rwin, \apps, \capslock, \scrolllock, \pause, \printscreen, \divide, \multiply, \add, \subtract, \decimal, \0, \1, ..., \num0, \num1, ..., \A, \B, ..., \back, \forward, \refresh, \search, \favorites, \browser, \mail, \power, \volume_down, \volume_up, \mute, \play_pause, \stop, \prev_track, \next_track, \media_select, \launch_app1, \launch_app2, \lbutton, \rbutton, \mbutton, \xbutton1, \xbutton2, \wheelup, \wheeldown, \wheelleft, \wheelright, \doubleclick, \sleep, \rep, \xAB.<text:line-break/>Μπορεί να υπάρχει τελεία, μετά από κάθε ειδική ακολουθία. Αν θέλετε μόνο να πατηθεί ή ν' απελευθερωθεί ένα πλήκτρο, χρησιμοποιήστε κατάληξη down ή up. Είναι χρήσιμο για συνδυασμούς δύο ή περισσοτέρων πλήκτρων. Πχ. \lbuttondown\rbutton\lbuttonup means mouse buttons L+R. Τα πλήκτρα shift, ctrl, alt, win, παραμένουν πατημένα, μαζί με τον επόμενο χαρακτήρα. Πχ. το \shift.a\shift.b είναι το ίδιο με \shiftdown.a\shiftup\shiftdown.b\shiftup, που είναι το ίδιο, με AB. Το πλήκτρο ctrl key, μπορεί να γραφτεί \^ .<text:line-break/>Υπάρχει ένας αριθμός, μετα την εντολή \sleep, που σημαίνει τη καθυστέρηση σε δέκατα του δευτερολέπτου.<text:line-break/>Υπάρχουν δύο δεκαεξαδικά ψηφία,μετά την ακολουθία \x, που σημαίνουν έναν εικονικό κωδικό πλήκτρου.<text:line-break/>Αν έχετε θέσει την επιλογή, να μη χρησιμοποιείται ποτέ το άγκιστρο πληκτρολογίου, τότε η μακροεντολή ΔΕΝ θα επαναληφθεί, μέχρι να κρατήσετε πατημένο το hotkey για λίγο. Αν όμως θέλετε η εντολή να επαναληφθεί, <text:s/>βάλτε μπροστά απ' την ακολουθία, \rep σαν παράμετρο της μακροεντολής. Έχει ένα μειονέκτημα – τα shift θα παραμείνουν πατημένα, αν τ' απελευθερώσετε πολύ γρήγορα. <text:bookmark text:name="94"/></text:p>
      <text:h text:style-name="Heading_20_3" text:outline-level="3">Μακροεντολή στο ενεργό παράθυρο</text:h>
      <text:p text:style-name="Text_20_body">Η πρώτη παράμετρος, είναι όπως αυτή της μακροεντολής. The first parameter is like Macro parameter. Η δεύτερη, καταδυκνείει ένα παράθυρο. Αν αυτό δεν είναι στο προσκήνιο, η εντολή δεν εκτελείται. Μπορεί να περιέχει χαρακτήρες &amp;, |, !, δηλαδή τους λογικούς τελεστές και, ή, όχι). Δεν πρέπει να υπάρχει κενό, πριν ή μετά από αυτούς. Ο τελεστής &amp;, έχει υψηλότερη προτεραιότητα απ' τον |. Μπορεί να χρησιμοποιηθεί παρένθεση, για πιο σύνθετες εκφράσεις. Το όνομα του παραθύρου, πρέπει να γραφτεί σε αποστρόφους, αν περιέχει τους ειδικούς χαρακτήρες &amp; | ! ( ). Αν σ' αυτό υπάρχει κενός χαρακτήρας, ολόκληρη η δεύτερη παράμετρος, πρέπει να γραφτεί σε εισαγωγικά. Πχ. το "window 1"|"window 2" είναι λάθος. Πρέπει να είναι "window 1|window 2".<text:line-break/>Αν διαλέξετε την επιλογή “Χρήση αγκίστρου για όλα τα hotkeys”, ένα πάτημα πλήκτρου θα εξομοιωθεί όταν πατήσετε ένα “Μακροεντολή στο ενεργό παράθυρο” hotkey και μια απελευθέρωσή του, όταν το απελευθερώσετε. Αν απενεργοποιηθεί το άγκιστρο πληκτρολογίου, τότε και τα δύο γεγονότα θα εξομοιωθούν, όταν πατήσετε το hotkey και τίποτα δε θα συμβεί όταν το απελευθερώσετε. <text:bookmark text:name="26"/></text:p>
      <text:h text:style-name="Heading_20_3" text:outline-level="3">Αποστολή πλήκτρων σε παράθυρο</text:h>
      <text:p text:style-name="Text_20_body">Στέλνει τα μηνύματα, πρώτα WM_KEYDOWN και μετά WM_KEYUP. Η πρώτη παράμετρος είναι μακροεντολή. Η δεύτερη προσδιορίζει ένα παράθυρο. Το παράθυρο θα ενεργοποιηθεί αν η πρώτη παράμετρος, αρχίζει με \show. Η συγκεκριμένη εντολή, δεν υποστηρίζεται μ' ελαχιστοποιημένα παράθυρα. Μερικές εφαρμογές, απαιτούν τρεις παραμέτρους: πλήκτρα, όνομα EXE και κλάση παραθύρου ή τίτλο. Αν προσδιορίσετε μόνο το όνομα του EXE, ίσως δεν δουλέψει μ' εφαρμογές <text:soft-page-break/>περισσοτέρων του ενός παραθύρου. Αν προσδιορίσετε μόνο κλάση παραθύρου ή τίτλο και υπάρχουν περισσότερες της μίας εφαρμογές μ' αυτό το παράθυρο, τα πλήκτρα στέλνονται τυχαία σε μια εφαρμογή. <text:bookmark text:name="74"/></text:p>
      <text:h text:style-name="Heading_20_3" text:outline-level="3">Αποστολή πλήκτρων στο ενεργό παράθυρο</text:h>
      <text:p text:style-name="Text_20_body">Παρόμοια εντολή με την “Αποστολή πλήκτρων σε παράθυρο”, αλλ' αγνοείται όταν το προσδιορισθέν παράθυρο απ' τη δεύτερη παράμετρο, δεν είναι στο προσκήνιο. Μπορεί να χρησιμοποιηθεί, για την αλλαγή επιταχυντών πληκτρολογίου ή ποντικιού, σχεδόν κάθε εφαρμογής. Η τρίτη προαιρετική παράμετρος, προσδιορίζει το παράθυρο στο οποίο θα σταλούν τα πλήκτρα. Το παράθυρο δε χρειάζεται να είναι εστιασμένο στο πληκτρολόγιο, αλλά πρέπει απαραίτητα ν' ανήκει στην εφαρμογή προσκηνίου. <text:bookmark text:name="21"/></text:p>
      <text:h text:style-name="Heading_20_3" text:outline-level="3">Αποστολή εντολής παραθύρου</text:h>
      <text:p text:style-name="Text_20_body">Στέλνει το μήνυμα WM_COMMAND, σε κάποιο άλλο παράθυρο. Η πρώτη παράμετρος, είναι ένας αριθμός εντολής. Οι αριθμοί, μπορούν να βρεθούν, απ' το spy.exe, το οποίο μπορεί να εκτελεσθεί απ' το μενού Αρχείο. Το εργαλείο spy, μμπορεί να βρει, μόνο 32-<text:span text:style-name="T1">bit</text:span><text:span text:style-name="T2">ες εφαρμογές</text:span>. Δυστυχώς, δεν υποστηρίζεται για όλες τις εφαρμογές (πχ. για προγράμματα γραμμένα σε Java, .Net Framework ή για προγράμματα που έχουν περιβάλλον εργασίας unix). Οι δεύτερη και τρίτη παράμετροι, προσδιορίζουν ένα παράθυρο, με τρόπο παρόμοιο της εντολής “Αποστολή πλήκτρων σε παράθυρο”. </text:p>
      <text:p text:style-name="Text_20_body">Windows Media Player 9<text:line-break/>18808 - αναπαραγωγή/παύση, 18809 - διακοπή, 18810 - προηγούμενο, 18811 - επόμενο </text:p>
      <text:p text:style-name="Text_20_body">Tiny Player<text:line-break/>264 - αναπαραγωγή/παύση, 204 - διακοπή, 227 - προηγούμενο, 228 - επόμενο, 255 - <text:s/>διακοπή μετά το παρών</text:p>
      <text:p text:style-name="Text_20_body">Winamp<text:line-break/>40044 - προηγούμενο, 40045 - αναπαραγωγή, 40046 - παύση, 40047 - διακοπή, 40157 - διακοπή μετά το παρών, 40048 - επόμενο, 40022 - επανάληψη, 40023 - ανακάτεμα, 40029 άνοιγμα, 40040 λίστα αναπαραγωγής, 40061 - επιστροφή, 40060 - μπροστά </text:p>
      <text:h text:style-name="Heading_20_3" text:outline-level="3">Εντολή στο ενεργό παράθυρο</text:h>
      <text:p text:style-name="Text_20_body">Παρόμοια εντολή, με την “Αποστολή εντολής παραθύρου”, αλλά αγνοείται όταν το προσδιορισθέν απ' τη δεύτερη παράμετρο παράθυρο, δεν είναι στο προσκήνιο. Η εντολή στέλνεται στο προσδιορισθέν απ' τη τρίτη προαιρετική παράμετρο, παράθυρο. Πχ. για τον Winamp player: η δεύτερη παράμετρος πρέπει να είναι winamp.exe και η τρίτη "Winamp v1.x". <text:bookmark text:name="61"/></text:p>
      <text:h text:style-name="Heading_20_3" text:outline-level="3">Πολυεντολή</text:h>
      <text:p text:style-name="Text_20_body">Χρησιμοποιείται για να καθορίσει ένα hotkey που θα εκτελέσαι περισσότερα του ενός προγράμματα ή εσωτερικές εντολές. Παράμετροι είναι οι αριθμοί των προηγουμένως δημιουργηθέντων hotkeys. <text:bookmark text:name="70"/></text:p>
      <text:h text:style-name="P4" text:outline-level="3">Λίστα εντολών</text:h>
      <text:p text:style-name="Text_20_body">Οι παράμετροι είναι παρόμοιες με της Πολυεντολής, αλλά μόνο η πρώτη εκτελείται όταν πατηθεί το hotkey. Ακολούθως, ο πρώτος αριθμός μετακινείται στο τέλος της λίστας παραμέτρων. Κατ' αυτόν το τρόπο, έχετε να επαναλάβετε το πάτημα του hotkey, για να εκτελεσθούν όλα τ' αντικείμενα της λίστας. <text:bookmark text:name="37"/></text:p>
      <text:h text:style-name="Heading_20_3" text:outline-level="3"><text:soft-page-break/>Μετακίνηση κέρσορα ποντικιού</text:h>
      <text:p text:style-name="Text_20_body">Οι δύο παράμετροι είναι οι σχετικές συντεταγμένες της κίνησης του ποντικιού. Αν είναι άδειες, ο κέρσορας μετακινείται στο κέντρο της οθόνης. <text:bookmark text:name="75"/></text:p>
      <text:h text:style-name="Heading_20_3" text:outline-level="3">Τροχός</text:h>
      <text:p text:style-name="Text_20_body">Εξομοιώνει τον τροχό του ποντικιού. Παράμετρος είναι το ποσόν της κίνησης. Τιμή 120, σημαίνει στοιχειώδη περιστροφή προς τα πάνω.Τιμή -120, σημαίνει περιστροφή προς τα κάτω. <text:bookmark text:name="108"/></text:p>
      <text:h text:style-name="Heading_20_3" text:outline-level="3">Οριζόντιος τροχός</text:h>
      <text:p text:style-name="Text_20_body">Εξομοίωση του οριζόντιου τροχού ποντικιού. Παράμετρος είναι το ποσόν της κίνησης. Τιμή 120, σημαίνει στοιχειώδη περιστροφή προς τα δεξιά.Τιμή -120, σημαίνει περιστροφή προς τ' αριστερά. <text:line-break/>Η συγκεκριμένη λειτουργία, δεν υποστηρίζεται σε Windows NT/95/98/2000/ME/2003/XP. <text:bookmark text:name="45"/><text:bookmark text:name="44"/><text:bookmark text:name="43"/><text:bookmark text:name="80"/><text:bookmark text:name="79"/></text:p>
      <text:h text:style-name="Heading_20_3" text:outline-level="3">Αριστερό, Μεσαίο, Δεξί κλικ, κλικάρισμα Τέταρτου και Πέμπτου πλήκτρου </text:h>
      <text:p text:style-name="Text_20_body">Εξομοίωση των πατημάτων, των πλήκτρων ποντικιού. Τα τέταρτο και πέμπτο πλήκτρα, δεν υποστηρίζονται σε Windows 95/98/NT. <text:bookmark text:name="76"/></text:p>
      <text:h text:style-name="Heading_20_3" text:outline-level="3">Διπλό κλικ</text:h>
      <text:p text:style-name="Text_20_body">Εξομοίωση δύο κλικ του αριστερού πλήκτρου. ΣΗΜΕΙΩΣΗ: η συγκεκριμένη εντολή, δεν απελευθερώνει τα πλήκτρα shift. <text:bookmark text:name="87"/></text:p>
      <text:h text:style-name="Heading_20_3" text:outline-level="3">Απενεργοποίηση όλων των hotkeys</text:h>
      <text:p text:style-name="Text_20_body">Παράμετρος 1, σημαίνει απενεργοποίηση, 0 <text:s/>ενεργοποίηση, κενή εναλλαγή. Απενεργοποιεί όλες τις συντομεύσεις πληκτρολογίου και ποντικιού (εκτός της εντολής “Απενεργοποίηση όλων των hotkeys”). Χρησιμοποιείται κυρίως σε παιχνίδια. <text:bookmark text:name="97"/></text:p>
      <text:h text:style-name="Heading_20_3" text:outline-level="3">Απενεργοποίηση συντομεύσεων πληκτρολογίου</text:h>
      <text:p text:style-name="Text_20_body">Απενεργοποιεί όλες τις συντομεύσεις πληκτρολογίου (εντός της εφαρμογής HotkeyP), αλλά το άγκιστρο παραμένει ενεργό. Παράμετρος 1 σημαίνει απενεργοποίηση, 0 ενεργοποίηση, κενό εναλλαγή. <text:bookmark text:name="88"/></text:p>
      <text:h text:style-name="Heading_20_3" text:outline-level="3">Απενεργοποίηση συντομεύσεων ποντικιού</text:h>
      <text:p text:style-name="Text_20_body">Απενεργοποιεί τις συντομεύσεις ποντικιού κι απεγκαθιστά το άγκιστρό του. <text:bookmark text:name="95"/>Παράμετρος 1 σημαίνει απενεργοποίηση, 0 ενεργοποίηση, κενό εναλλαγή.</text:p>
      <text:h text:style-name="Heading_20_3" text:outline-level="3">Απενεργοποίηση συντομεύσεων μοχλού παιχνιδιών</text:h>
      <text:p text:style-name="Text_20_body">Απενεργοποιεί τις συντομεύσεις μοχλού και αναστέλλει το νήμα, το οποίο διαβάζει δεδομένα απ' τον μοχλό, κάθε 10 χιλιοστά του δευτερολέπτου. <text:bookmark text:name="96"/>Παράμετρος 1 σημαίνει απενεργοποίηση, 0 ενεργοποίηση, κενό εναλλαγή.</text:p>
      <text:h text:style-name="Heading_20_3" text:outline-level="3">Απενεργοποίηση απομακρυσμένου ελέγχου</text:h>
      <text:p text:style-name="Text_20_body">Απενεργοποιεί τις συντομεύσεις απομακρυσμένου ελέγχου, αλλά δεν αποσυνδέεται απ' το WinLIRC. Αν θέλετε να κλείσει και η σύνδεση στο WinLIRC, πρέπει να αποεπιλέξετε την επιλογή “Ενεργοποίηση” στη καρτέλα επιλογών του “Ποντίκι/Απομονωμένο”. Παράμετρος 1 σημαίνει <text:soft-page-break/>απενεργοποίηση, 0 ενεργοποίηση, κενό εναλλαγή.</text:p>
      <text:h text:style-name="Heading_20_2" text:outline-level="2">Άδεια</text:h>
      <text:p text:style-name="Text_20_body">Το παρών πρόγραμμα, διανέμεται υπό τους όρους της <text:s/>Αμοιβαίας Δημόσιας Άδειας Χρήσης (Reciprocal Public License). Μπορείτε να τη προμηθευτείτε, απ' τη σελίδα του συγγραφέα, ή απ' τη σελίδα <text:a xlink:type="simple" xlink:href="http://opensource.org/licenses">http://opensource.org/licenses</text:a>. Παρατίθεται κατωτέρω περίληψη της άδειας: </text:p>
      <text:list xml:id="list40704512" text:style-name="L1">
        <text:list-item>
          <text:p text:style-name="P6">Το παρών πρόγραμμα, είναι Ελεύθερο Λογισμικό. Μπορεί ν' αναδιανεμηθεί, με κάθε μέσο, ανεξαρτήτως της ύπαρξης άλλων ελεύθερων ή εμπορικών προγραμμάτων, στο ίδιο μέσο. </text:p>
        </text:list-item>
        <text:list-item>
          <text:p text:style-name="P6">Μπορεί να τροποποιηθεί ή να ενσωματωθούν τμήματά του στα δικά σας προγράμματα. Σε κάθε περίπτωση, μπορείτε να διανείμετε τροποποιημένες ή συμπληρωματικές εκδόσεις, μόνο αν πληρούνται όλες οι παρακάτω προϋποθέσεις: </text:p>
          <text:list>
            <text:list-item>
              <text:p text:style-name="P6">Απαγορεύεται η διαγραφή ή τροποποίηση της άδειας. </text:p>
            </text:list-item>
            <text:list-item>
              <text:p text:style-name="P6">Απαγορεύεται η διαγραφή του ονόματος του συγγραφέα του πρωτότυπου. </text:p>
            </text:list-item>
            <text:list-item>
              <text:p text:style-name="P6">Επιβάλλεται η συγγραφή τεκμηρίωσης όλων των αλλαγών και η αναγραφή των <text:s text:c="2"/>ημερομηνιών τους. </text:p>
            </text:list-item>
            <text:list-item>
              <text:p text:style-name="P6">Επιβάλλεται η πρόσβαση στον συμπληρωματικό πηγαίο κώδικα, μέσω FTP ή HTTP. </text:p>
            </text:list-item>
          </text:list>
        </text:list-item>
        <text:list-item>
          <text:p text:style-name="P5">Το παρών πρόγραμμα, παρέχεται χωρίς καμία εγγύηση.</text:p>
        </text:list-item>
      </text:list>
      <text:p text:style-name="Preformatted_20_Text"><text:a xlink:type="simple" xlink:href="http://petr.lastovicka.sweb.cz/indexEN.html" office:target-frame-name="_blank" xlink:show="new">http://petr.lastovicka.sweb.cz</text:a></text:p>
      <text:p text:style-name="Preformatted_20_Text"/>
      <text:p text:style-name="P2"><text:a xlink:type="simple" xlink:href="http://sourceforge.net/projects/hotkeyp/" office:target-frame-name="_blank" xlink:show="new">http://sourceforge.net/projects/hotkeyp/</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31T07:08:30.87</meta:creation-date>
    <dc:date>2012-04-08T21:05:48.64</dc:date>
    <meta:editing-duration>PT10H30M7S</meta:editing-duration>
    <meta:editing-cycles>84</meta:editing-cycles>
    <meta:generator>LibreOffice/3.5$Windows_x86 LibreOffice_project/281b639-6baa1d3-ef66a77-d866f25-f36d45f</meta:generator>
    <meta:document-statistic meta:table-count="0" meta:image-count="0" meta:object-count="0" meta:page-count="12" meta:paragraph-count="164" meta:word-count="4456" meta:character-count="30418" meta:non-whitespace-character-count="26730"/>
  </office:meta>
</office:document-meta>
</file>